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0470000002A071A11C3E1FAB7C7.png" manifest:media-type="image/png"/>
  <manifest:file-entry manifest:full-path="Pictures/10000201000004B000000337ED9F75999DD1FF8A.png" manifest:media-type="image/png"/>
  <manifest:file-entry manifest:full-path="Pictures/100003820000075F00000460E63516BB4EEB969F.svg" manifest:media-type="image/svg+xml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163cm"/>
    </style:style>
    <style:style style:name="pr4" style:family="presentation" style:parent-style-name="Standard_20_1-subtitle">
      <style:graphic-properties draw:fill-color="#ffffff" draw:textarea-vertical-align="top" fo:min-height="12.179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size-asian="48pt" style:font-size-complex="4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Описание прототипа игры по методу Страуса</text:p>
          </draw:text-box>
        </draw:frame>
        <draw:frame draw:style-name="gr1" draw:text-style-name="P1" draw:layer="layout" svg:width="3.2cm" svg:height="1.899cm" svg:x="24cm" svg:y="16.2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>
          <draw:text-box>
            <text:p>Комната 1 (2 двери)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3">0<text:span text:style-name="T1">→</text:span><text:span text:style-name="T2">Привет. Ты зашёл в прототип нашей прекрасной лаборатории. Она пока… сыровата, но ты проходи, не стесняйся.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next-page"/>
          </office:event-listeners>
        </draw:frame>
        <draw:frame draw:style-name="gr3" draw:text-style-name="P5" draw:layer="layout" svg:width="4cm" svg:height="1.572cm" svg:x="7.6cm" svg:y="19cm">
          <draw:text-box>
            <text:p text:style-name="P4"><text:span text:style-name="T3">2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1" draw:text-style-name="P1" draw:layer="layout" svg:width="1.886cm" svg:height="1.119cm" svg:x="11.6cm" svg:y="19.109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last-page"/>
          </office:event-listeners>
        </draw:frame>
        <draw:frame draw:style-name="gr3" draw:text-style-name="P5" draw:layer="layout" svg:width="4cm" svg:height="1.572cm" svg:x="13.4cm" svg:y="19.028cm">
          <draw:text-box>
            <text:p text:style-name="P4"><text:span text:style-name="T3">0</text:span>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Комната 2 (1 дверь)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3"><text:span text:style-name="T2">1</text:span><text:span text:style-name="T1">→</text:span><text:span text:style-name="T2">Ой, ошибочка, не в ту дверь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next-page"/>
          </office:event-listeners>
        </draw:frame>
        <draw:frame draw:style-name="gr3" draw:text-style-name="P5" draw:layer="layout" svg:width="4cm" svg:height="1.572cm" svg:x="7.6cm" svg:y="19cm">
          <draw:text-box>
            <text:p text:style-name="P4"><text:span text:style-name="T3">1.1</text:span></text:p>
          </draw:text-box>
          <office:event-listeners>
            <presentation:event-listener script:event-name="dom:click" presentation:action="next-page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Комната 1.1 (3 двери)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 text:style-name="P3"><text:span text:style-name="T4">2</text:span><text:span text:style-name="T5">→</text:span><text:span text:style-name="T2">Привет. Ты зашёл в прототип нашей прекрасной лаборатории. Она пока… сыровата, но ты проходи, не стесняйся.</text:span></text:p>
            <text:p text:style-name="P3"><text:span text:style-name="T1"/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previous-page"/>
          </office:event-listeners>
        </draw:frame>
        <draw:frame draw:style-name="gr3" draw:text-style-name="P5" draw:layer="layout" svg:width="4cm" svg:height="1.572cm" svg:x="7.6cm" svg:y="19cm">
          <draw:text-box>
            <text:p text:style-name="P4"><text:span text:style-name="T3">2</text:span></text:p>
          </draw:text-box>
          <office:event-listeners>
            <presentation:event-listener script:event-name="dom:click" presentation:action="previous-page"/>
          </office:event-listeners>
        </draw:frame>
        <draw:frame draw:style-name="gr1" draw:text-style-name="P1" draw:layer="layout" svg:width="1.886cm" svg:height="1.119cm" svg:x="11.6cm" svg:y="19.109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last-page"/>
          </office:event-listeners>
        </draw:frame>
        <draw:frame draw:style-name="gr3" draw:text-style-name="P5" draw:layer="layout" svg:width="4cm" svg:height="1.572cm" svg:x="13.4cm" svg:y="19.028cm">
          <draw:text-box>
            <text:p text:style-name="P4"><text:span text:style-name="T3">0</text:span></text:p>
          </draw:text-box>
          <office:event-listeners>
            <presentation:event-listener script:event-name="dom:click" presentation:action="last-page"/>
          </office:event-listeners>
        </draw:frame>
        <draw:frame draw:style-name="gr1" draw:text-style-name="P1" draw:layer="layout" svg:width="1.886cm" svg:height="1.119cm" svg:x="17cm" svg:y="19.109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next-page"/>
          </office:event-listeners>
        </draw:frame>
        <draw:frame draw:style-name="gr3" draw:text-style-name="P5" draw:layer="layout" svg:width="4cm" svg:height="1.572cm" svg:x="18.8cm" svg:y="19.028cm">
          <draw:text-box>
            <text:p text:style-name="P4"><text:span text:style-name="T3">3</text:span></text:p>
          </draw:text-box>
          <office:event-listeners>
            <presentation:event-listener script:event-name="dom:click" presentation:action="next-page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Комната 3 (n дверей)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3"><text:span text:style-name="T4">1.1</text:span><text:span text:style-name="T5">→</text:span><text:span text:style-name="T4">выбор из какого-то количества комнат, у одной стрелочка, у другой череп, остальные так. Стрелочка — 4, череп — 5.</text:span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previous-page"/>
          </office:event-listeners>
        </draw:frame>
        <draw:frame draw:style-name="gr3" draw:text-style-name="P5" draw:layer="layout" svg:width="4cm" svg:height="1.572cm" svg:x="7.6cm" svg:y="19cm">
          <draw:text-box>
            <text:p text:style-name="P4"><text:span text:style-name="T3">4</text:span></text:p>
          </draw:text-box>
          <office:event-listeners>
            <presentation:event-listener script:event-name="dom:click" presentation:action="previous-page"/>
          </office:event-listeners>
        </draw:frame>
        <draw:frame draw:style-name="gr1" draw:text-style-name="P1" draw:layer="layout" svg:width="1.886cm" svg:height="1.119cm" svg:x="11.6cm" svg:y="19.109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last-page"/>
          </office:event-listeners>
        </draw:frame>
        <draw:frame draw:style-name="gr3" draw:text-style-name="P5" draw:layer="layout" svg:width="4cm" svg:height="1.572cm" svg:x="13.4cm" svg:y="19.028cm">
          <draw:text-box>
            <text:p text:style-name="P4"><text:span text:style-name="T3">5</text:span></text:p>
          </draw:text-box>
          <office:event-listeners>
            <presentation:event-listener script:event-name="dom:click" presentation:action="last-page"/>
          </office:event-listeners>
        </draw:frame>
        <draw:frame draw:style-name="gr1" draw:text-style-name="P1" draw:layer="layout" svg:width="1.886cm" svg:height="1.119cm" svg:x="16.8cm" svg:y="19.19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</draw:frame>
        <draw:frame draw:style-name="gr3" draw:text-style-name="P5" draw:layer="layout" svg:width="4cm" svg:height="1.572cm" svg:x="18.6cm" svg:y="19.109cm">
          <draw:text-box>
            <text:p text:style-name="P4"><text:span text:style-name="T3">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Всплывающее окно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3">Я же сказала — заперто!!! Хотел назад, пойдёшь — никуда!</text:p>
            <text:p text:style-name="P3"><text:span text:style-name="T1"/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</draw:frame>
        <draw:frame draw:style-name="gr3" draw:text-style-name="P5" draw:layer="layout" svg:width="4cm" svg:height="1.572cm" svg:x="7.6cm" svg:y="19cm">
          <draw:text-box>
            <text:p text:style-name="P4"><text:span text:style-name="T3">1.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0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Всплывающее окно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p text:style-name="P6">Заперто.</text:p>
            <text:p text:style-name="P6">Ок.</text:p>
            <text:p text:style-name="P6"><text:span text:style-name="T1"/></text:p>
          </draw:text-box>
        </draw:frame>
        <draw:frame draw:style-name="gr1" draw:text-style-name="P1" draw:layer="layout" svg:width="1.886cm" svg:height="1.119cm" svg:x="5.8cm" svg:y="19.081cm">
          <draw:image xlink:href="Pictures/100003820000075F00000460E63516BB4EEB969F.svg" xlink:type="simple" xlink:show="embed" xlink:actuate="onLoad">
            <text:p/>
          </draw:image>
          <draw:image xlink:href="Pictures/10000201000000470000002A071A11C3E1FAB7C7.png" xlink:type="simple" xlink:show="embed" xlink:actuate="onLoad"/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" draw:text-style-name="P5" draw:layer="layout" svg:width="4cm" svg:height="1.572cm" svg:x="7.6cm" svg:y="19cm">
          <draw:text-box>
            <text:p text:style-name="P4"><text:span text:style-name="T3">1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6:01:34.847434274</meta:creation-date>
    <meta:editing-duration>PT22M19S</meta:editing-duration>
    <meta:editing-cycles>3</meta:editing-cycles>
    <meta:generator>LibreOffice/6.0.3.2$Linux_x86 LibreOffice_project/00m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8-06-22T16:44:16.270108996</dc:date>
    <meta:document-statistic meta:object-count="108"/>
  </office:meta>
</office:document-meta>
</file>